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9a2df" officeooo:paragraph-rsid="00163e10"/>
    </style:style>
    <style:style style:name="P2" style:family="paragraph" style:parent-style-name="Standard">
      <style:text-properties style:font-name="Courier 10 Pitch" fo:font-weight="bold" officeooo:rsid="00090812" officeooo:paragraph-rsid="00163e10" style:font-weight-asian="bold" style:font-weight-complex="bold"/>
    </style:style>
    <style:style style:name="P3" style:family="paragraph" style:parent-style-name="Standard">
      <style:text-properties style:font-name="Courier 10 Pitch" officeooo:rsid="00090812" officeooo:paragraph-rsid="00163e10"/>
    </style:style>
    <style:style style:name="P4" style:family="paragraph" style:parent-style-name="Standard">
      <style:text-properties style:font-name="Courier 10 Pitch" officeooo:rsid="0019fd5a" officeooo:paragraph-rsid="00163e10"/>
    </style:style>
    <style:style style:name="P5" style:family="paragraph" style:parent-style-name="Standard">
      <style:text-properties style:font-name="Courier 10 Pitch" officeooo:rsid="000b409e" officeooo:paragraph-rsid="00163e10"/>
    </style:style>
    <style:style style:name="P6" style:family="paragraph" style:parent-style-name="Standard">
      <style:text-properties style:font-name="Courier 10 Pitch" fo:font-style="normal" style:text-underline-style="solid" style:text-underline-width="auto" style:text-underline-color="font-color" officeooo:rsid="0009a2df" officeooo:paragraph-rsid="00163e10" style:font-style-asian="normal" style:font-style-complex="normal"/>
    </style:style>
    <style:style style:name="P7" style:family="paragraph" style:parent-style-name="Standard">
      <style:text-properties style:font-name="Courier 10 Pitch" fo:font-size="10pt" fo:font-style="italic" style:text-underline-style="none" officeooo:rsid="00105c42" officeooo:paragraph-rsid="00163e10" style:font-size-asian="10pt" style:font-style-asian="italic" style:font-size-complex="10pt" style:font-style-complex="italic"/>
    </style:style>
    <style:style style:name="P8" style:family="paragraph" style:parent-style-name="Standard">
      <style:text-properties style:text-line-through-style="none" style:text-line-through-type="none" style:font-name="Courier 10 Pitch" officeooo:rsid="0016d089" officeooo:paragraph-rsid="00163e10"/>
    </style:style>
    <style:style style:name="P9" style:family="paragraph" style:parent-style-name="Standard">
      <style:text-properties style:text-line-through-style="none" style:text-line-through-type="none" style:font-name="Courier 10 Pitch" officeooo:rsid="001ac2a4" officeooo:paragraph-rsid="00163e10"/>
    </style:style>
    <style:style style:name="P10" style:family="paragraph" style:parent-style-name="Standard">
      <style:text-properties style:text-line-through-style="solid" style:text-line-through-type="single" style:font-name="Courier 10 Pitch" officeooo:rsid="0016d089" officeooo:paragraph-rsid="00163e10"/>
    </style:style>
    <style:style style:name="P11" style:family="paragraph" style:parent-style-name="Standard">
      <style:text-properties style:text-line-through-style="solid" style:text-line-through-type="single" style:font-name="Courier 10 Pitch" fo:font-size="10pt" fo:font-style="italic" style:text-underline-style="none" officeooo:rsid="00105c42" officeooo:paragraph-rsid="00163e10" style:font-size-asian="10pt" style:font-style-asian="italic" style:font-size-complex="10pt" style:font-style-complex="italic"/>
    </style:style>
    <style:style style:name="P12" style:family="paragraph" style:parent-style-name="Text_20_body">
      <style:text-properties style:text-line-through-style="solid" style:text-line-through-type="single" style:font-name="Courier 10 Pitch" fo:font-style="normal" officeooo:rsid="000b409e" officeooo:paragraph-rsid="00163e10" style:font-style-asian="normal" style:font-style-complex="normal"/>
    </style:style>
    <style:style style:name="P13" style:family="paragraph" style:parent-style-name="Text_20_body">
      <style:text-properties style:text-line-through-style="solid" style:text-line-through-type="single" style:font-name="Courier 10 Pitch" officeooo:rsid="000b409e" officeooo:paragraph-rsid="00163e10"/>
    </style:style>
    <style:style style:name="T1" style:family="text">
      <style:text-properties officeooo:rsid="001ffca2"/>
    </style:style>
    <style:style style:name="T2" style:family="text">
      <style:text-properties officeooo:rsid="001e8c1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b4ce" style:font-style-asian="italic" style:font-style-complex="italic"/>
    </style:style>
    <style:style style:name="T5" style:family="text">
      <style:text-properties officeooo:rsid="0017b4ce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eeeeee" loext:char-shading-value="0"/>
    </style:style>
    <style:style style:name="T8" style:family="text">
      <style:text-properties officeooo:rsid="00163e10"/>
    </style:style>
    <style:style style:name="T9" style:family="text">
      <style:text-properties officeooo:rsid="0017c869"/>
    </style:style>
    <style:style style:name="T10" style:family="text">
      <style:text-properties officeooo:rsid="00198520"/>
    </style:style>
    <style:style style:name="T11" style:family="text">
      <style:text-properties officeooo:rsid="001ad5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rtlebot3 obstacle avoidance <text:span text:style-name="T1">in gazebo</text:span></text:p>
      <text:p text:style-name="P3"/>
      <text:p text:style-name="P4">&lt;Idea&gt;</text:p>
      <text:p text:style-name="P8">- Turtlebot World에서 로봇을 이동한다.</text:p>
      <text:p text:style-name="P8">- 전방에 장애물이 발견되면 로봇을 회전하여 다시 이동하도록 반복한다.</text:p>
      <text:p text:style-name="P8">- 로봇이 장애물에 부딪히지 않도록 한다.</text:p>
      <text:p text:style-name="P8"/>
      <text:p text:style-name="P9">&lt;D<text:span text:style-name="T2">e</text:span>scription&gt;</text:p>
      <text:p text:style-name="P8"><text:span text:style-name="T8">1.</text:span> 로봇은 기본적으로 직진한다고 가정함 (linear velocity)</text:p>
      <text:p text:style-name="P8"><text:span text:style-name="T8">2.</text:span> lidar 스캔 정보를 subscribes</text:p>
      <text:p text:style-name="P8"><text:span text:style-name="T8">3.</text:span> x축을 기준으로 +/-Φ 각도 이내의 장애물 <text:span text:style-name="T9">detect</text:span></text:p>
      <text:p text:style-name="P8"><text:span text:style-name="T8">4.</text:span> Φ은 임의로 지정</text:p>
      <text:p text:style-name="P8"><text:span text:style-name="T8">5.</text:span> 로봇의 회전 방향은 임의로 왼쪽 고정</text:p>
      <text:p text:style-name="P8"><text:span text:style-name="T8">6.</text:span> 로봇을 회전 후 다시 직선 이동 시킴</text:p>
      <text:p text:style-name="P8"/>
      <text:p text:style-name="P10"/>
      <text:p text:style-name="P4">&lt;Code Information&gt;</text:p>
      <text:p text:style-name="P3">- Using <text:span text:style-name="T6">python</text:span></text:p>
      <text:p text:style-name="P3">- subscribes <text:span text:style-name="T7">/scan</text:span> topic and reads <text:span text:style-name="T6">LaserScan</text:span> type messages (for detecting obstacles)</text:p>
      <text:p text:style-name="P3">- publishes <text:span text:style-name="T6">Twist</text:span> type message to <text:span text:style-name="T7">/cmd_vel</text:span> topic (for moving the robot)</text:p>
      <text:p text:style-name="P5"/>
      <text:p text:style-name="P12">We can detect obstacles around the robot (0 degree to 359 degree)</text:p>
      <text:p text:style-name="P13">We can move robot linear and angular 3D vectors’ x and z values, respectively (to move forward and rotate) from the Twist message</text:p>
      <text:p text:style-name="P8"/>
      <text:p text:style-name="P3"/>
      <text:p text:style-name="P6">How to execute on gazebo</text:p>
      <text:p text:style-name="P6"/>
      <text:p text:style-name="P11">if you want to make a new package…</text:p>
      <text:p text:style-name="P7">1. cd ~/catkin_ws/src</text:p>
      <text:p text:style-name="P7">2. catkin_create_pkg [package_name] [depend_1] [depend_2]</text:p>
      <text:p text:style-name="P7"><text:s text:c="9"/>catkin_create_pkg caps2 std_msgs rospy</text:p>
      <text:p text:style-name="P6"/>
      <text:p text:style-name="P1">1. cd ~/catkin_ws</text:p>
      <text:p text:style-name="P1">2. catkin_make</text:p>
      <text:p text:style-name="P1">3. roslaunch turtlebot3_gazebo turtlebot3_world.launch</text:p>
      <text:p text:style-name="P1">4. roslaunch [package_name] avoid_obs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20:40:58.015799293</meta:creation-date>
    <dc:date>2020-11-07T20:46:23.843971380</dc:date>
    <meta:editing-duration>PT5M2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55" meta:character-count="996" meta:non-whitespace-character-count="846"/>
  </office:meta>
</office:document-meta>
</file>